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33754" officeooo:paragraph-rsid="00133754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413559" officeooo:paragraph-rsid="00413559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413559" officeooo:paragraph-rsid="00413559" fo:background-color="#33ff99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427d14" officeooo:paragraph-rsid="00427d14" fo:background-color="#33ff99" style:font-size-asian="16pt" style:font-size-complex="16pt"/>
    </style:style>
    <style:style style:name="P5" style:family="paragraph" style:parent-style-name="Standard">
      <style:text-properties officeooo:rsid="00362778" officeooo:paragraph-rsid="00362778" fo:background-color="#99ff66"/>
    </style:style>
    <style:style style:name="P6" style:family="paragraph" style:parent-style-name="Standard">
      <style:paragraph-properties fo:text-align="start" style:justify-single-word="false"/>
      <style:text-properties officeooo:paragraph-rsid="00413559" fo:background-color="#ffff00"/>
    </style:style>
    <style:style style:name="P7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font-size="16pt" officeooo:rsid="00133754" officeooo:paragraph-rsid="00133754" style:font-size-asian="16pt" style:font-size-complex="16pt"/>
    </style:style>
    <style:style style:name="P8" style:family="paragraph" style:parent-style-name="Standard" style:list-style-name="L1">
      <style:text-properties officeooo:rsid="00133754" officeooo:paragraph-rsid="00133754" fo:background-color="#99ff66"/>
    </style:style>
    <style:style style:name="P9" style:family="paragraph" style:parent-style-name="Standard" style:list-style-name="L1">
      <style:text-properties officeooo:rsid="001589e9" officeooo:paragraph-rsid="001589e9" fo:background-color="#99ff66"/>
    </style:style>
    <style:style style:name="P10" style:family="paragraph" style:parent-style-name="Standard" style:list-style-name="L1">
      <style:text-properties officeooo:rsid="001938aa" officeooo:paragraph-rsid="001938aa" fo:background-color="#99ff66"/>
    </style:style>
    <style:style style:name="P11" style:family="paragraph" style:parent-style-name="Standard" style:list-style-name="L1">
      <style:text-properties officeooo:rsid="0018d822" officeooo:paragraph-rsid="0018d822" fo:background-color="#99ff66"/>
    </style:style>
    <style:style style:name="P12" style:family="paragraph" style:parent-style-name="Standard" style:list-style-name="L1">
      <style:text-properties officeooo:rsid="002136c9" officeooo:paragraph-rsid="002136c9" fo:background-color="#99ff66"/>
    </style:style>
    <style:style style:name="P13" style:family="paragraph" style:parent-style-name="Standard" style:list-style-name="L1">
      <style:text-properties officeooo:rsid="00226ff0" officeooo:paragraph-rsid="00226ff0" fo:background-color="#99ff66"/>
    </style:style>
    <style:style style:name="P14" style:family="paragraph" style:parent-style-name="Standard" style:list-style-name="L1">
      <style:text-properties officeooo:rsid="002899af" officeooo:paragraph-rsid="002899af" fo:background-color="#99ff66"/>
    </style:style>
    <style:style style:name="P15" style:family="paragraph" style:parent-style-name="Standard" style:list-style-name="L1">
      <style:text-properties officeooo:rsid="002ba1aa" officeooo:paragraph-rsid="002ba1aa" fo:background-color="#99ff66"/>
    </style:style>
    <style:style style:name="P16" style:family="paragraph" style:parent-style-name="Standard" style:list-style-name="L1">
      <style:text-properties officeooo:rsid="0022d8ac" officeooo:paragraph-rsid="00235da0" fo:background-color="#99ff66"/>
    </style:style>
    <style:style style:name="P17" style:family="paragraph" style:parent-style-name="Standard" style:list-style-name="L1">
      <style:text-properties officeooo:rsid="001af470" officeooo:paragraph-rsid="00235da0" fo:background-color="#99ff66"/>
    </style:style>
    <style:style style:name="P18" style:family="paragraph" style:parent-style-name="Standard" style:list-style-name="L1">
      <style:text-properties officeooo:rsid="001bba84" officeooo:paragraph-rsid="001bba84" fo:background-color="#99ff66"/>
    </style:style>
    <style:style style:name="P19" style:family="paragraph" style:parent-style-name="Standard" style:list-style-name="L1">
      <style:text-properties officeooo:rsid="001d7516" officeooo:paragraph-rsid="001d7516" fo:background-color="#99ff66"/>
    </style:style>
    <style:style style:name="P20" style:family="paragraph" style:parent-style-name="Standard" style:list-style-name="L1">
      <style:text-properties officeooo:rsid="001ebcb4" officeooo:paragraph-rsid="001ebcb4" fo:background-color="#99ff66"/>
    </style:style>
    <style:style style:name="P21" style:family="paragraph" style:parent-style-name="Standard" style:list-style-name="L1">
      <style:text-properties officeooo:rsid="003a81e7" officeooo:paragraph-rsid="003a81e7" fo:background-color="#99ff66"/>
    </style:style>
    <style:style style:name="P22" style:family="paragraph" style:parent-style-name="Standard" style:list-style-name="L1">
      <style:text-properties officeooo:rsid="003c092d" officeooo:paragraph-rsid="003c092d" fo:background-color="#99ff66"/>
    </style:style>
    <style:style style:name="P23" style:family="paragraph" style:parent-style-name="Standard" style:list-style-name="L1">
      <style:text-properties officeooo:rsid="001f8051" officeooo:paragraph-rsid="001f8051" fo:background-color="#99ff66"/>
    </style:style>
    <style:style style:name="P24" style:family="paragraph" style:parent-style-name="Standard" style:list-style-name="L1">
      <style:text-properties officeooo:rsid="0027061b" officeooo:paragraph-rsid="0027061b" fo:background-color="#99ff66"/>
    </style:style>
    <style:style style:name="P25" style:family="paragraph" style:parent-style-name="Standard" style:list-style-name="L1">
      <style:text-properties officeooo:rsid="001fcda2" officeooo:paragraph-rsid="003dda2a" fo:background-color="#99ff66"/>
    </style:style>
    <style:style style:name="P26" style:family="paragraph" style:parent-style-name="Standard" style:list-style-name="L1">
      <style:text-properties officeooo:rsid="001fcda2" officeooo:paragraph-rsid="001fcda2" fo:background-color="#99ff66"/>
    </style:style>
    <style:style style:name="P27" style:family="paragraph" style:parent-style-name="Standard" style:list-style-name="L1">
      <style:text-properties officeooo:rsid="003dda2a" officeooo:paragraph-rsid="003dda2a" fo:background-color="#99ff66"/>
    </style:style>
    <style:style style:name="P28" style:family="paragraph" style:parent-style-name="Standard" style:list-style-name="L1">
      <style:text-properties officeooo:rsid="00235da0" officeooo:paragraph-rsid="00235da0" fo:background-color="#99ff66"/>
    </style:style>
    <style:style style:name="P29" style:family="paragraph" style:parent-style-name="Standard" style:list-style-name="L1">
      <style:text-properties officeooo:rsid="0027263d" officeooo:paragraph-rsid="0027263d" fo:background-color="#99ff66"/>
    </style:style>
    <style:style style:name="P30" style:family="paragraph" style:parent-style-name="Standard" style:list-style-name="L1">
      <style:text-properties officeooo:rsid="0027d466" officeooo:paragraph-rsid="0027d466" fo:background-color="#99ff66"/>
    </style:style>
    <style:style style:name="P31" style:family="paragraph" style:parent-style-name="Standard" style:list-style-name="L1">
      <style:text-properties officeooo:rsid="002f74f7" officeooo:paragraph-rsid="002f74f7" fo:background-color="#99ff66"/>
    </style:style>
    <style:style style:name="P32" style:family="paragraph" style:parent-style-name="Standard" style:list-style-name="L1">
      <style:text-properties officeooo:paragraph-rsid="003169d1" fo:background-color="#99ff66"/>
    </style:style>
    <style:style style:name="P33" style:family="paragraph" style:parent-style-name="Standard" style:list-style-name="L1">
      <style:text-properties officeooo:paragraph-rsid="0034e9b8" fo:background-color="#99ff66"/>
    </style:style>
    <style:style style:name="P34" style:family="paragraph" style:parent-style-name="Standard" style:list-style-name="L1">
      <style:text-properties officeooo:paragraph-rsid="00365b50" fo:background-color="#99ff66"/>
    </style:style>
    <style:style style:name="P35" style:family="paragraph" style:parent-style-name="Standard" style:list-style-name="L1">
      <style:text-properties officeooo:rsid="003254d0" officeooo:paragraph-rsid="0033dbbf" fo:background-color="#99ff66"/>
    </style:style>
    <style:style style:name="P36" style:family="paragraph" style:parent-style-name="Standard" style:list-style-name="L1">
      <style:text-properties officeooo:rsid="00362778" officeooo:paragraph-rsid="00362778" fo:background-color="#99ff66"/>
    </style:style>
    <style:style style:name="P37" style:family="paragraph" style:parent-style-name="Standard" style:list-style-name="L1">
      <style:text-properties officeooo:rsid="00133754" officeooo:paragraph-rsid="00133754" fo:background-color="#ffff99"/>
    </style:style>
    <style:style style:name="P38" style:family="paragraph" style:parent-style-name="Standard" style:list-style-name="L1">
      <style:text-properties officeooo:rsid="0018d822" officeooo:paragraph-rsid="0018d822" fo:background-color="transparent"/>
    </style:style>
    <style:style style:name="P39" style:family="paragraph" style:parent-style-name="Standard" style:list-style-name="L1">
      <style:text-properties officeooo:rsid="00133754" officeooo:paragraph-rsid="00133754"/>
    </style:style>
    <style:style style:name="P40" style:family="paragraph" style:parent-style-name="Standard" style:list-style-name="L1">
      <style:text-properties officeooo:rsid="00235da0" officeooo:paragraph-rsid="00235da0"/>
    </style:style>
    <style:style style:name="P41" style:family="paragraph" style:parent-style-name="Standard" style:list-style-name="L1">
      <style:text-properties officeooo:rsid="0025523b" officeooo:paragraph-rsid="0025523b"/>
    </style:style>
    <style:style style:name="P42" style:family="paragraph" style:parent-style-name="Standard" style:list-style-name="L1">
      <style:text-properties officeooo:rsid="00289509" officeooo:paragraph-rsid="00289509" fo:background-color="#ff3333"/>
    </style:style>
    <style:style style:name="P43" style:family="paragraph" style:parent-style-name="Standard" style:list-style-name="L1">
      <style:text-properties officeooo:rsid="002cc028" officeooo:paragraph-rsid="002cc028" fo:background-color="#006600"/>
    </style:style>
    <style:style style:name="P44" style:family="paragraph" style:parent-style-name="Standard" style:list-style-name="L1">
      <style:text-properties officeooo:rsid="00365b50" officeooo:paragraph-rsid="00365b50"/>
    </style:style>
    <style:style style:name="P45" style:family="paragraph" style:parent-style-name="Standard">
      <style:paragraph-properties fo:text-align="center" style:justify-single-word="false"/>
      <style:text-properties fo:font-size="16pt" officeooo:rsid="00133754" officeooo:paragraph-rsid="00133754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font-size="16pt" officeooo:rsid="0043bb76" officeooo:paragraph-rsid="0043bb76" fo:background-color="#99ff66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fo:font-size="16pt" officeooo:rsid="00483ab1" officeooo:paragraph-rsid="00483ab1" fo:background-color="#99ff66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font-size="16pt" officeooo:rsid="00498aa9" officeooo:paragraph-rsid="00498aa9" fo:background-color="transparent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fo:font-size="16pt" fo:font-weight="bold" officeooo:rsid="00133754" officeooo:paragraph-rsid="00133754" style:font-size-asian="16pt" style:font-weight-asian="bold" style:font-size-complex="16pt" style:font-weight-complex="bold"/>
    </style:style>
    <style:style style:name="P50" style:family="paragraph" style:parent-style-name="Standard" style:list-style-name="L1">
      <style:paragraph-properties fo:background-color="transparent">
        <style:background-image/>
      </style:paragraph-properties>
      <style:text-properties officeooo:rsid="002899af" officeooo:paragraph-rsid="002899af" fo:background-color="#99ff66"/>
    </style:style>
    <style:style style:name="P51" style:family="paragraph" style:parent-style-name="Standard" style:list-style-name="L1">
      <style:paragraph-properties fo:background-color="transparent">
        <style:background-image/>
      </style:paragraph-properties>
      <style:text-properties officeooo:rsid="0029e2cb" officeooo:paragraph-rsid="0029e2cb" fo:background-color="#99ff66"/>
    </style:style>
    <style:style style:name="P52" style:family="paragraph" style:parent-style-name="Standard" style:list-style-name="L1">
      <style:paragraph-properties fo:background-color="transparent">
        <style:background-image/>
      </style:paragraph-properties>
      <style:text-properties officeooo:rsid="002e3340" officeooo:paragraph-rsid="002e3340" fo:background-color="#99ff66"/>
    </style:style>
    <style:style style:name="P53" style:family="paragraph" style:parent-style-name="Standard" style:list-style-name="L1">
      <style:paragraph-properties fo:background-color="transparent">
        <style:background-image/>
      </style:paragraph-properties>
      <style:text-properties officeooo:rsid="003653f3" officeooo:paragraph-rsid="003653f3" fo:background-color="#99ff66"/>
    </style:style>
    <style:style style:name="P54" style:family="paragraph" style:parent-style-name="Standard" style:list-style-name="L1">
      <style:paragraph-properties fo:background-color="transparent">
        <style:background-image/>
      </style:paragraph-properties>
      <style:text-properties officeooo:rsid="002d3fec" officeooo:paragraph-rsid="002d3fec" fo:background-color="#99ff66"/>
    </style:style>
    <style:style style:name="P55" style:family="paragraph" style:parent-style-name="Standard" style:list-style-name="L1">
      <style:paragraph-properties fo:background-color="transparent">
        <style:background-image/>
      </style:paragraph-properties>
      <style:text-properties officeooo:rsid="002f3600" officeooo:paragraph-rsid="002f3600" fo:background-color="#99ff66"/>
    </style:style>
    <style:style style:name="T1" style:family="text">
      <style:text-properties officeooo:rsid="001767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28c4" style:font-weight-asian="bold" style:font-weight-complex="bold"/>
    </style:style>
    <style:style style:name="T4" style:family="text">
      <style:text-properties fo:font-weight="bold" officeooo:rsid="004628c4" fo:background-color="#ff3333" loext:char-shading-value="0" style:font-weight-asian="bold" style:font-weight-complex="bold"/>
    </style:style>
    <style:style style:name="T5" style:family="text">
      <style:text-properties officeooo:rsid="0022d8ac"/>
    </style:style>
    <style:style style:name="T6" style:family="text">
      <style:text-properties officeooo:rsid="003169d1"/>
    </style:style>
    <style:style style:name="T7" style:family="text">
      <style:text-properties officeooo:rsid="0031e244"/>
    </style:style>
    <style:style style:name="T8" style:family="text">
      <style:text-properties officeooo:rsid="0033dbbf"/>
    </style:style>
    <style:style style:name="T9" style:family="text">
      <style:text-properties officeooo:rsid="0034e9b8"/>
    </style:style>
    <style:style style:name="T10" style:family="text">
      <style:text-properties officeooo:rsid="00365b50"/>
    </style:style>
    <style:style style:name="T11" style:family="text">
      <style:text-properties officeooo:rsid="003a81e7"/>
    </style:style>
    <style:style style:name="T12" style:family="text">
      <style:text-properties officeooo:rsid="003dda2a"/>
    </style:style>
    <style:style style:name="T13" style:family="text">
      <style:text-properties officeooo:rsid="003f19cc"/>
    </style:style>
    <style:style style:name="T14" style:family="text">
      <style:text-properties fo:background-color="#ffff00" loext:char-shading-value="0"/>
    </style:style>
    <style:style style:name="T15" style:family="text">
      <style:text-properties fo:font-size="16pt" officeooo:rsid="00413559" style:font-size-asian="16pt" style:font-size-complex="16pt"/>
    </style:style>
    <style:style style:name="T16" style:family="text">
      <style:text-properties fo:font-size="16pt" officeooo:rsid="00427d14" style:font-size-asian="16pt" style:font-size-complex="16pt"/>
    </style:style>
    <style:style style:name="T17" style:family="text">
      <style:text-properties fo:background-color="#33ff99" loext:char-shading-value="0"/>
    </style:style>
    <style:style style:name="T18" style:family="text">
      <style:text-properties officeooo:rsid="004324d9"/>
    </style:style>
    <style:style style:name="T19" style:family="text">
      <style:text-properties officeooo:rsid="00459a21"/>
    </style:style>
    <style:style style:name="T20" style:family="text">
      <style:text-properties fo:background-color="#ff3333" loext:char-shading-value="0"/>
    </style:style>
    <style:style style:name="T21" style:family="text">
      <style:text-properties officeooo:rsid="00459a21" fo:background-color="#ff3333" loext:char-shading-value="0"/>
    </style:style>
    <style:style style:name="T22" style:family="text">
      <style:text-properties officeooo:rsid="0046e77e"/>
    </style:style>
    <style:style style:name="T23" style:family="text">
      <style:text-properties officeooo:rsid="0048af1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Задачи:</text:p>
      <text:p text:style-name="P1"/>
      <text:p text:style-name="P46">1. Найти <text:span text:style-name="T19">2 </text:span>обменник<text:span text:style-name="T19">а</text:span> эфир</text:p>
      <text:p text:style-name="P46">2. Заменить btc на эфир <text:s/>- <text:span text:style-name="T23">1час30 мин</text:span></text:p>
      <text:p text:style-name="P46">3. Сделать сайт на 4400, убрать до<text:span text:style-name="T22">п</text:span>ы для пар</text:p>
      <text:p text:style-name="P46">-<text:span text:style-name="T22">копию с допами – в архив</text:span></text:p>
      <text:p text:style-name="P46">-<text:span text:style-name="T22">копию под новую цену</text:span></text:p>
      <text:p text:style-name="P47">4. Набросать скрипт</text:p>
      <text:p text:style-name="P48">5. Работ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1"/>
      <text:p text:style-name="P2">1. <text:span text:style-name="T17">Структура рабочей папки</text:span></text:p>
      <text:p text:style-name="P2">2. <text:span text:style-name="T14">Договориться с смс-рег</text:span></text:p>
      <text:p text:style-name="P6"><text:span text:style-name="T15"><text:s/>-</text:span><text:span text:style-name="T16">получить ответ на </text:span>tablefable@bulletmail.org</text:p>
      <text:p text:style-name="P3">3. Обновить даты</text:p>
      <text:p text:style-name="P4">4. Раздобыть фотки для Оксаны</text:p>
      <text:p text:style-name="P2"><text:span text:style-name="T18">5</text:span>. Работа</text:p>
      <text:p text:style-name="P1"/>
      <text:list xml:id="list2837736160882071399" text:style-name="L1">
        <text:list-item>
          <text:p text:style-name="P8">Придумать тему пати</text:p>
        </text:list-item>
        <text:list-item>
          <text:p text:style-name="P8">Найти подходящий сайт</text:p>
        </text:list-item>
        <text:list-item>
          <text:p text:style-name="P8">Скачать </text:p>
        </text:list-item>
        <text:list-item>
          <text:p text:style-name="P37">Переделать</text:p>
          <text:list>
            <text:list-item>
              <text:p text:style-name="P9">Картинк<text:span text:style-name="T1">и</text:span> п<text:span text:style-name="T1">е</text:span>ренести в <text:span text:style-name="T1">о</text:span>тдельную папку</text:p>
            </text:list-item>
            <text:list-item>
              <text:p text:style-name="P10">Заполнить все страницы без украшения текста</text:p>
            </text:list-item>
            <text:list-item>
              <text:p text:style-name="P11">Поправить текст</text:p>
            </text:list-item>
            <text:list-item>
              <text:p text:style-name="P11">Настроить оплату</text:p>
            </text:list-item>
            <text:list-item>
              <text:p text:style-name="P12">Придумать допы</text:p>
              <text:list>
                <text:list-item>
                  <text:p text:style-name="P13">Сюрприз подруге</text:p>
                </text:list-item>
                <text:list-item>
                  <text:p text:style-name="P13">Сюрприз другу</text:p>
                </text:list-item>
                <text:list-item>
                  <text:p text:style-name="P13">Сюрприз для девушки</text:p>
                </text:list-item>
                <text:list-item>
                  <text:p text:style-name="P13">Сюрприз для парня</text:p>
                </text:list-item>
              </text:list>
            </text:list-item>
            <text:list-item>
              <text:p text:style-name="P14">Сделать страницы допов</text:p>
              <text:list>
                <text:list-item>
                  <text:p text:style-name="P14">Подарок подруге</text:p>
                </text:list-item>
                <text:list-item>
                  <text:p text:style-name="P14">Подарок другу</text:p>
                </text:list-item>
                <text:list-item>
                  <text:p text:style-name="P50">Подарок девушке</text:p>
                  <text:list>
                    <text:list-item>
                      <text:p text:style-name="P50">Продумать, как сделать ценовую вилку<text:tab/></text:p>
                      <text:list>
                        <text:list-item>
                          <text:p text:style-name="P51">Отдельная страница для подарка девушке</text:p>
                          <text:list>
                            <text:list-item>
                              <text:p text:style-name="P51"><text:soft-page-break/>Вверху – большая илюстрация</text:p>
                            </text:list-item>
                            <text:list-item>
                              <text:p text:style-name="P51">Потом – блок текста</text:p>
                            </text:list-item>
                            <text:list-item>
                              <text:p text:style-name="P51">Потом – три стоблца разных тарифов</text:p>
                              <text:list>
                                <text:list-item>
                                  <text:p text:style-name="P51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Сделать страницы для вилки </text:p>
                    </text:list-item>
                  </text:list>
                </text:list-item>
              </text:list>
            </text:list-item>
            <text:list-item>
              <text:p text:style-name="P52">*Везде сделать красивые серые кнопки</text:p>
            </text:list-item>
            <text:list-item>
              <text:p text:style-name="P53">Исправь e-mail</text:p>
              <text:list>
                <text:list-item>
                  <text:list>
                    <text:list-item>
                      <text:p text:style-name="P54">Сделать страницы оплаты подарка девушке</text:p>
                      <text:list>
                        <text:list-item>
                          <text:p text:style-name="P54"/>
                        </text:list-item>
                        <text:list-item>
                          <text:p text:style-name="P55">И что “бронируй не позже, чем за день до мастер-класса”</text:p>
                        </text:list-item>
                      </text:list>
                    </text:list-item>
                  </text:list>
                </text:list-item>
                <text:list-item>
                  <text:p text:style-name="P50">Подарок парню</text:p>
                </text:list-item>
              </text:list>
            </text:list-item>
            <text:list-item>
              <text:p text:style-name="P38"/>
            </text:list-item>
          </text:list>
        </text:list-item>
        <text:list-item>
          <text:p text:style-name="P8">Залить</text:p>
        </text:list-item>
        <text:list-item>
          <text:p text:style-name="P8">Прикрепить домен</text:p>
        </text:list-item>
        <text:list-item>
          <text:p text:style-name="P15">Ехо-party – в Новосиб</text:p>
        </text:list-item>
        <text:list-item>
          <text:p text:style-name="P39">Работа</text:p>
        </text:list-item>
        <text:list-item>
          <text:p text:style-name="P39"><text:line-break/><text:span text:style-name="T5">Правки на основном сайте:</text:span></text:p>
        </text:list-item>
        <text:list-item>
          <text:p text:style-name="P40">Главная:</text:p>
          <text:list>
            <text:list-item>
              <text:p text:style-name="P16">убрать - - &gt; в Футере</text:p>
            </text:list-item>
          </text:list>
        </text:list-item>
        <text:list-item>
          <text:p text:style-name="P40">1 страница оплаты:</text:p>
          <text:list>
            <text:list-item>
              <text:p text:style-name="P17">Добавь на страницах оплаты фразу “переведи бабки на кошель … <text:span text:style-name="T2">и введи данные платежа в форму внизу</text:span>”</text:p>
            </text:list-item>
            <text:list-item>
              <text:p text:style-name="P18">Там же: добавь перенос строки перед “Это совсем не сложно!”</text:p>
            </text:list-item>
            <text:list-item>
              <text:p text:style-name="P19">И после неё тоже</text:p>
            </text:list-item>
            <text:list-item>
              <text:p text:style-name="P19"/>
            </text:list-item>
            <text:list-item>
              <text:p text:style-name="P20">Замени “Нажмите “Продолжить” <text:s text:c="3"/>на <text:s text:c="5"/>“Нажми “Продолжить””</text:p>
            </text:list-item>
            <text:list-item>
              <text:p text:style-name="P21">Добавь пояснение к обменнику, как на Конди</text:p>
            </text:list-item>
            <text:list-item>
              <text:p text:style-name="P22">Замени везде “”Получаете” на “Получаете”</text:p>
            </text:list-item>
            <text:list-item>
              <text:p text:style-name="P23">Перенеси этот пункт в пункт 2 инструкции (если тебе не похуй, конечно)</text:p>
            </text:list-item>
            <text:list-item>
              <text:p text:style-name="P24">Распредели инструкции по пунктам, как в Романтик-сайте</text:p>
            </text:list-item>
            <text:list-item>
              <text:p text:style-name="P24">*<text:span text:style-name="T12">Для допов ВИПов</text:span></text:p>
            </text:list-item>
            <text:list-item>
              <text:p text:style-name="P25">не 5, а 6 знаков после запятой! </text:p>
            </text:list-item>
            <text:list-item>
              <text:p text:style-name="P27">То же - Для допов ВИПов</text:p>
            </text:list-item>
            <text:list-item>
              <text:p text:style-name="P26">Не “Поздравляю”, а “Поздавляем!”</text:p>
            </text:list-item>
            <text:list-item>
              <text:p text:style-name="P28">Замени </text:p>
              <text:list>
                <text:list-item>
                  <text:p text:style-name="P28">“можешь оплатить с банковской &lt;img src="../images1/payment/visa master card.jpg" alt="visa mastercard.jpg" height="40"&gt; карты” </text:p>
                </text:list-item>
                <text:list-item>
                  <text:p text:style-name="P28">на </text:p>
                </text:list-item>
                <text:list-item>
                  <text:p text:style-name="P28">“можешь оплатить банковской картой”</text:p>
                </text:list-item>
              </text:list>
            </text:list-item>
            <text:list-item>
              <text:p text:style-name="P41">Добавить PM-обмен к запасным обменникам</text:p>
            </text:list-item>
          </text:list>
        </text:list-item>
        <text:list-item>
          <text:p text:style-name="P29">2 страница (успешная регистрация)</text:p>
          <text:list>
            <text:list-item>
              <text:p text:style-name="P30">Ср<text:span text:style-name="T11">а</text:span>внить с новой</text:p>
            </text:list-item>
            <text:list-item>
              <text:p text:style-name="P30">Проверить наличие и количество картинок</text:p>
            </text:list-item>
          </text:list>
        </text:list-item>
        <text:list-item>
          <text:p text:style-name="P30">4 страница – оплата допа</text:p>
          <text:list>
            <text:list-item>
              <text:p text:style-name="P30">проверить, куда переходит по нажатию кнопки Отправить</text:p>
            </text:list-item>
          </text:list>
        </text:list-item>
        <text:list-item>
          <text:p text:style-name="P42">5 страница – заменить пожелание про рабочую неделю на “Желаем тебе отличного настроения!”</text:p>
        </text:list-item>
        <text:list-item>
          <text:p text:style-name="P43">Проверить title страниц 4.0-4.3 <text:span text:style-name="T13">похуй</text:span></text:p>
        </text:list-item>
        <text:list-item>
          <text:p text:style-name="P31">Заменить на страницах оплаты допов “Email для отправки приглашений” на “Email” <text:span text:style-name="T13">заменил везде</text:span></text:p>
        </text:list-item>
        <text:list-item>
          <text:p text:style-name="P32"><text:span text:style-name="T6">На страницах оплаты – не “</text:span>нажмите "Продолжить". “, <text:span text:style-name="T6">а “нажми “Продолжить””</text:span></text:p>
        </text:list-item>
        <text:list-item>
          <text:p text:style-name="P32"><text:soft-page-break/>*<text:span text:style-name="T7">На страницах оплаты добавить, что-то про то, что в этом обменнике невысокие комиссии и грамотная техподдержка, поэтому мы решили работать с ним.</text:span></text:p>
        </text:list-item>
        <text:list-item>
          <text:p text:style-name="P35">Заменить “<text:span text:style-name="T8">Схема оплаты точно такая же</text:span>” на “Процесс оплаты <text:span text:style-name="T8">точно такой же</text:span>”</text:p>
        </text:list-item>
        <text:list-item>
          <text:p text:style-name="P33"><text:span text:style-name="T9">Замени “</text:span>Заполни поля заявки и впиши в неё данные твоего платежа”</text:p>
          <text:p text:style-name="P33"><text:span text:style-name="T9">“</text:span>Заполни <text:span text:style-name="T9">регистрационную форму</text:span> и впиши в неё <text:span text:style-name="T9">сумму </text:span>твоего платежа <text:span text:style-name="T9">в биткоинах</text:span>” </text:p>
        </text:list-item>
        <text:list-item>
          <text:p text:style-name="P36">Заменить</text:p>
        </text:list-item>
      </text:list>
      <text:p text:style-name="P5">“ <text:s text:c="7"/>&lt;link href='http://fonts.googleapis.com/css?family=Pacifico' rel='stylesheet' type='text/css'&gt;</text:p>
      <text:p text:style-name="P5"><text:s text:c="8"/>&lt;link href='http://fonts.googleapis.com/css?family=Playball' rel='stylesheet' type='text/css'&gt;”</text:p>
      <text:p text:style-name="P5">на пробел, блять!</text:p>
      <text:list xml:id="list14559136073461" text:continue-numbering="true" text:style-name="L1">
        <text:list-item>
          <text:p text:style-name="P34"><text:span text:style-name="T10">Заменить “</text:span>1. Оплата” <text:span text:style-name="T10">на “Оплата”</text:span></text:p>
        </text:list-item>
        <text:list-item>
          <text:p text:style-name="P44"/>
          <text:p text:style-name="P4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5:55:56.872001140</meta:creation-date>
    <dc:date>2017-11-29T01:45:58.663943992</dc:date>
    <meta:editing-duration>P1DT8H38M54S</meta:editing-duration>
    <meta:editing-cycles>48</meta:editing-cycles>
    <meta:generator>LibreOffice/4.3.3.2$Linux_x86 LibreOffice_project/430m0$Build-2</meta:generator>
    <meta:document-statistic meta:table-count="0" meta:image-count="0" meta:object-count="0" meta:page-count="3" meta:paragraph-count="90" meta:word-count="494" meta:character-count="3106" meta:non-whitespace-character-count="2727"/>
  </office:meta>
</office:document-meta>
</file>